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1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5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7" style:family="text">
      <style:text-properties style:text-position="sub 58%" fo:language="ru" fo:country="RU" fo:font-style="normal" style:font-style-asian="normal" style:font-style-complex="normal"/>
    </style:style>
    <style:style style:name="T28" style:family="text">
      <style:text-properties fo:language="ru" fo:country="RU"/>
    </style:style>
    <style:style style:name="T29" style:family="text">
      <style:text-properties fo:language="ru" fo:country="RU" fo:font-style="italic" style:font-style-asian="italic" style:font-style-complex="italic"/>
    </style:style>
    <style:style style:name="T30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1" style:family="text">
      <style:text-properties style:font-name-complex="Ari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4" style:family="text">
      <style:text-properties style:text-position="0% 100%" fo:font-style="italic" style:font-style-asian="italic" style:font-name-complex="Symbol" style:font-style-complex="italic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Symbol" style:font-name-complex="Symbol"/>
    </style:style>
    <style:style style:name="T39" style:family="text">
      <style:text-properties style:font-name="Arial1" style:font-name-asian="Times New Roman" style:font-name-complex="Arial1" style:font-weight-complex="bold"/>
    </style:style>
    <style:style style:name="T40" style:family="text">
      <style:text-properties style:font-weight-complex="bold"/>
    </style:style>
    <style:style style:name="T41" style:family="text">
      <style:text-properties style:font-name-complex="Symbol"/>
    </style:style>
    <style:style style:name="T42" style:family="text">
      <style:text-properties fo:font-size="9pt" style:font-size-asian="9pt" style:language-asian="zh" style:country-asian="TW" style:font-size-complex="9pt"/>
    </style:style>
    <style:style style:name="T4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4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CALIBRATION CERTIFICATE</text:p>
      <text:p text:style-name="P36"><text:span text:style-name="T4">Type: </text:span><text:span text:style-name="T3">Radiation monitor AT6130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35">/</text:span><text:span text:style-name="T17">N</text:span><text:span text:style-name="T35">: </text:span><text:span text:style-name="T17"><text:s text:c="2"/></text:span><text:span text:style-name="T36">$allSerial</text:span></text:p>
      <text:p text:style-name="P10"/>
      <text:p text:style-name="P3">Measurement limits: </text:p>
      <text:p text:style-name="Standard"><text:span text:style-name="T10">from 0.1 </text:span><text:span text:style-name="T30">µ</text:span><text:span text:style-name="T10">Sv/h to 10 mSv/h, </text:span></text:p>
      <text:p text:style-name="P4">from 10 part./cm<text:span text:style-name="T20">2</text:span><text:span text:style-name="T38"></text:span>min to 1<text:span text:style-name="T38"></text:span>10<text:span text:style-name="T20">4</text:span> part./cm<text:span text:style-name="T20">2</text:span><text:span text:style-name="T38"></text:span>min</text:p>
      <text:p text:style-name="P7"/>
      <text:p text:style-name="P4"><text:span text:style-name="T37">Measurement error: </text:span><text:span text:style-name="T39">±</text:span><text:span text:style-name="T40">20</text:span> %</text:p>
      <text:p text:style-name="P17"/>
      <text:p text:style-name="P3">Operating conditions: </text:p>
      <text:p text:style-name="P42"><text:span text:style-name="T16">- Air temperature<text:tab/></text:span><text:span text:style-name="T31"><text:tab/><text:tab/><text:tab/><text:tab/>+</text:span><text:span text:style-name="T16">$temp</text:span><text:span text:style-name="T31"> °</text:span><text:span text:style-name="T16">C</text:span></text:p>
      <text:p text:style-name="P42"><text:span text:style-name="T16">- Atmospheric pressure<text:tab/></text:span><text:span text:style-name="T16"><text:tab/><text:tab/><text:tab/>98,5 kPa</text:span></text:p>
      <text:p text:style-name="P42"><text:span text:style-name="T16">- Relative humidity<text:tab/><text:tab/></text:span><text:span text:style-name="T16"><text:tab/><text:tab/>$vlag %</text:span></text:p>
      <text:p text:style-name="P43">- Gamma radiation background<text:tab/><text:tab/><text:tab/>$bground <text:s/>nSv/h</text:p>
      <text:p text:style-name="P46"/>
      <text:p text:style-name="P47"><text:span text:style-name="Знак_20_примечания"><text:span text:style-name="T43">Calibration means</text:span></text:span><text:span text:style-name="Знак_20_примечания"><text:span text:style-name="T44">:</text:span></text:span></text:p>
      <text:p text:style-name="P45"><text:span text:style-name="Знак_20_примечания"><text:span text:style-name="T42">- <text:s/>$eng_facility_110$;</text:span></text:span></text:p>
      <text:p text:style-name="P44"><text:span text:style-name="Знак_20_примечания"><text:span text:style-name="T42">- <text:s/>$eng_facility_130$;</text:span></text:span></text:p>
      <text:p text:style-name="P44"><text:span text:style-name="Знак_20_примечания"><text:span text:style-name="T42">- <text:s/>$eng_facility_beta$.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</text:span><text:span text:style-name="T28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4">Dose rate at check point</text:span> <text:span text:style-name="T22">Ḣ</text:span><text:span text:style-name="T25">oi</text:span><text:span text:style-name="T32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5"><text:span text:style-name="T14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1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18">Relative gamma radiation <text:s/>measurement</text:span> <text:span text:style-name="T14">error</text:span><text:span text:style-name="T6">, </text:span><text:span text:style-name="T29">θ</text:span><text:span text:style-name="T27">пр</text:span><text:span text:style-name="T25">i</text:span><text:span text:style-name="T28">,</text:span> %</text:p>
          </table:table-cell>
          <table:table-cell table:style-name="t1.B2" table:number-rows-spanned="3" office:value-type="string">
            <text:p text:style-name="P27"><text:span text:style-name="T14">Confidence limit of the intrinsic <text:s/>relative error</text:span> <text:span text:style-name="T19">Δ</text:span><text:span text:style-name="T25">i</text:span><text:span text:style-name="T14">,</text:span> % </text:p>
          </table:table-cell>
          <table:table-cell table:style-name="t1.K2" table:number-rows-spanned="3" office:value-type="string">
            <text:p text:style-name="P21"><text:span text:style-name="T14">Limits of intrinsic relative error</text:span>, 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4">Back-ground</text:span>, <text:span text:style-name="T15">nSv</text:span><text:span text:style-name="T22">/</text:span><text:span text:style-name="T15">h</text:span></text:p>
          </table:table-cell>
          <table:table-cell table:style-name="t1.D3" table:number-columns-spanned="3" office:value-type="string">
            <text:p text:style-name="P31"><text:span text:style-name="T14">Measured value</text:span> <text:span text:style-name="T22">Ḣ</text:span><text:span text:style-name="T21">*</text:span><text:span text:style-name="T25">i</text:span><text:span text:style-name="T3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4">Average value</text:span>, <text:span text:style-name="T15">H</text:span><text:span text:style-name="T25">i</text:span><text:span text:style-name="T3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2">H</text:span><text:span text:style-name="T23">1</text:span></text:p>
          </table:table-cell>
          <table:table-cell table:style-name="t1.D3" office:value-type="string">
            <text:p text:style-name="P31"><text:span text:style-name="T15">H</text:span><text:span text:style-name="T23">2</text:span></text:p>
          </table:table-cell>
          <table:table-cell table:style-name="t1.D3" office:value-type="string">
            <text:p text:style-name="P31"><text:span text:style-name="T15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5">±<text:span text:style-name="T28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ext:p text:style-name="P41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9"><text:span text:style-name="T1">Radiation monitor AT6130</text:span><text:span text:style-name="T28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8"><text:span text:style-name="T14">Flux density in test point</text:span> <text:span text:style-name="T41">φ</text:span><text:span text:style-name="T23">0</text:span><text:span text:style-name="T24">i</text:span>,</text:p>
            <text:p text:style-name="P29"><text:s/><text:span text:style-name="T15">min</text:span><text:span text:style-name="T20">-1</text:span>·<text:span text:style-name="T15">cm</text:span><text:span text:style-name="T20">-2</text:span></text:p>
          </table:table-cell>
          <table:table-cell table:style-name="b1.B2" table:number-rows-spanned="3" office:value-type="string">
            <text:p text:style-name="P20">Radiation source <text:s/>number</text:p>
          </table:table-cell>
          <table:table-cell table:style-name="b1.B2" table:number-columns-spanned="4" office:value-type="string">
            <text:p text:style-name="P31"><text:span text:style-name="T14">Measured radiation flux density in test point</text:span>, <text:span text:style-name="T33">φ</text:span><text:span text:style-name="T26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18">Relative <text:s/>measure-ment</text:span> <text:span text:style-name="T14">error</text:span></text:p>
            <text:p text:style-name="P25"><text:span text:style-name="T29">θ</text:span><text:span text:style-name="T27">пр</text:span><text:span text:style-name="T25">i</text:span><text:span text:style-name="T28">,</text:span> %</text:p>
          </table:table-cell>
          <table:table-cell table:style-name="b1.B2" table:number-rows-spanned="3" office:value-type="string">
            <text:p text:style-name="P27"><text:span text:style-name="T14">Confidence limit of the intrinsic <text:s/>relative error</text:span> <text:span text:style-name="T19">Δ</text:span><text:span text:style-name="T25">i</text:span><text:span text:style-name="T14">,</text:span> % </text:p>
          </table:table-cell>
          <table:table-cell table:style-name="b1.I2" table:number-rows-spanned="3" office:value-type="string">
            <text:p text:style-name="P21"><text:span text:style-name="T14">Limits of intrinsic relative error</text:span>, % </text:p>
            <text:p text:style-name="P22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4">Measured value</text:span> <text:span text:style-name="T33">φ</text:span><text:span text:style-name="T26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4">Average value</text:span>, <text:span text:style-name="T33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9"><text:span text:style-name="T34">φ</text:span><text:span text:style-name="T23">1</text:span></text:p>
          </table:table-cell>
          <table:table-cell table:style-name="b1.C4" office:value-type="string">
            <text:p text:style-name="P40"><text:span text:style-name="T33">φ</text:span><text:span text:style-name="T23">2</text:span></text:p>
          </table:table-cell>
          <table:table-cell table:style-name="b1.C4" office:value-type="string">
            <text:p text:style-name="P40"><text:span text:style-name="T33">φ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4">β</text:span>1-60</text:p>
          </table:table-cell>
          <table:table-cell table:style-name="b1.C3" office:value-type="string">
            <text:p text:style-name="P14"><text:span text:style-name="T14">β</text:span>1-70</text:p>
          </table:table-cell>
          <table:table-cell table:style-name="b1.C3" office:value-type="string">
            <text:p text:style-name="P14"><text:span text:style-name="T14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4">β</text:span>1-10</text:p>
          </table:table-cell>
          <table:table-cell table:style-name="b1.C3" office:value-type="string">
            <text:p text:style-name="P14"><text:span text:style-name="T14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28">1</text:span></text:p>
          </table:table-cell>
          <table:table-cell table:style-name="b1.C3" office:value-type="string">
            <text:p text:style-name="P15">β1-3<text:span text:style-name="T28">1</text:span></text:p>
          </table:table-cell>
          <table:table-cell table:style-name="b1.C3" office:value-type="string">
            <text:p text:style-name="P14"><text:span text:style-name="T14">β</text:span>1-61</text:p>
          </table:table-cell>
          <table:table-cell table:style-name="b1.C3" office:value-type="string">
            <text:p text:style-name="P14"><text:span text:style-name="T14">β</text:span>1-71</text:p>
          </table:table-cell>
          <table:table-cell table:style-name="b1.C3" office:value-type="string">
            <text:p text:style-name="P14"><text:span text:style-name="T14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4">β</text:span>1-11</text:p>
          </table:table-cell>
          <table:table-cell table:style-name="b1.C3" office:value-type="string">
            <text:p text:style-name="P14"><text:span text:style-name="T14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28">2</text:span></text:p>
          </table:table-cell>
          <table:table-cell table:style-name="b1.B7" office:value-type="string">
            <text:p text:style-name="P15">β1-3<text:span text:style-name="T28">2</text:span></text:p>
          </table:table-cell>
          <table:table-cell table:style-name="b1.B7" office:value-type="string">
            <text:p text:style-name="P14"><text:span text:style-name="T14">β</text:span>1-62</text:p>
          </table:table-cell>
          <table:table-cell table:style-name="b1.B7" office:value-type="string">
            <text:p text:style-name="P14"><text:span text:style-name="T14">β</text:span>1-72</text:p>
          </table:table-cell>
          <table:table-cell table:style-name="b1.B7" office:value-type="string">
            <text:p text:style-name="P14"><text:span text:style-name="T14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4">β</text:span>1-12</text:p>
          </table:table-cell>
          <table:table-cell table:style-name="b1.B7" office:value-type="string">
            <text:p text:style-name="P14"><text:span text:style-name="T14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Calibrated by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5">(signature)</text:p>
          </table:table-cell>
        </table:table-row>
        <table:table-row>
          <table:table-cell table:style-name="Таблица1.A1" office:value-type="string">
            <text:p text:style-name="P32">Technical control: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5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16:06.64</dc:date>
    <meta:print-date>2019-04-03T15:18:00</meta:print-date>
    <meta:editing-cycles>160</meta:editing-cycles>
    <meta:editing-duration>PT11H13M52S</meta:editing-duration>
    <meta:generator>OpenOffice/4.1.6$Win32 OpenOffice.org_project/416m1$Build-9790</meta:generator>
    <meta:document-statistic meta:table-count="3" meta:image-count="1" meta:object-count="0" meta:page-count="1" meta:paragraph-count="136" meta:word-count="279" meta:character-count="1791"/>
  </office:meta>
</office:document-meta>
</file>